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ConnectionFactoryBeanTests.startConnector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ServerConnectionFactoryBeanTests.lazy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BeanServerConnectionFactoryBeanTests.noServi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ServerConnectionFactoryBeanTests.vali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BeanServerConnectionFactoryBeanTests.lazyConnectionAndNo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